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87mm"/>
    </style:style>
    <style:style style:name="co2" style:family="table-column">
      <style:table-column-properties fo:break-before="auto" style:column-width="11.39mm"/>
    </style:style>
    <style:style style:name="co3" style:family="table-column">
      <style:table-column-properties fo:break-before="auto" style:column-width="24.99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.82mm"/>
    </style:style>
    <style:style style:name="co7" style:family="table-column">
      <style:table-column-properties fo:break-before="auto" style:column-width="1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0ffff" style:text-align-source="fix" style:repeat-content="false" fo:border="0.06pt solid #000000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" style:family="table-cell" style:parent-style-name="Default">
      <style:table-cell-properties fo:background-color="#f0ffff" fo:border="0.06pt solid #000000"/>
      <style:text-properties style:font-name="Liberation Serif" fo:font-size="10pt" style:font-size-asian="10pt" style:font-size-complex="10pt"/>
    </style:style>
    <style:style style:name="ce3" style:family="table-cell" style:parent-style-name="Default">
      <style:table-cell-properties fo:background-color="#f0ffff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ackground-color="#f0ffff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0ffff" style:text-align-source="fix" style:repeat-content="false" fo:border="0.06pt solid #000000"/>
      <style:paragraph-properties fo:text-align="center" fo:margin-left="0mm"/>
      <style:text-properties fo:color="#000000" style:font-name="Liberation Serif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f0ffff" style:text-align-source="fix" style:repeat-content="false" fo:border="0.06pt solid #000000"/>
      <style:paragraph-properties fo:text-align="center" fo:margin-left="0mm"/>
      <style:text-properties fo:color="#000000" style:font-name="Liberation Serif" fo:font-size="10pt" style:font-size-asian="10pt" style:font-size-complex="10pt"/>
    </style:style>
    <style:style style:name="ce7" style:family="table-cell" style:parent-style-name="Default">
      <style:table-cell-properties fo:background-color="#f0ffff" fo:border="0.06pt solid #000000"/>
      <style:text-properties fo:color="#000000" style:font-name="Liberation Serif" fo:font-size="10pt" style:font-size-asian="10pt" style:font-size-complex="10pt"/>
    </style:style>
    <style:style style:name="ce24" style:family="table-cell" style:parent-style-name="Default">
      <style:table-cell-properties fo:background-color="#ffe4e1" style:text-align-source="fix" style:repeat-content="false" fo:border="0.06pt solid #000000"/>
      <style:paragraph-properties fo:text-align="center" fo:margin-left="0mm"/>
      <style:text-properties fo:color="#000000" style:font-name="Liberation Serif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e4e1" style:text-align-source="fix" style:repeat-content="false" fo:border="0.06pt solid #000000"/>
      <style:paragraph-properties fo:text-align="center" fo:margin-left="0mm"/>
      <style:text-properties fo:color="#000000" style:font-name="Liberation Serif" fo:font-size="10pt" style:font-size-asian="10pt" style:font-size-complex="10pt"/>
    </style:style>
    <style:style style:name="ce10" style:family="table-cell" style:parent-style-name="Default">
      <style:table-cell-properties fo:background-color="#ffe4e1" fo:border="0.06pt solid #000000"/>
      <style:text-properties fo:color="#000000" style:font-name="Liberation Serif" fo:font-size="10pt" style:font-size-asian="10pt" style:font-size-complex="10pt"/>
    </style:style>
    <style:style style:name="ce11" style:family="table-cell" style:parent-style-name="Default" style:data-style-name="N1">
      <style:table-cell-properties fo:background-color="#f0ffff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">
      <style:table-cell-properties fo:background-color="#ffe4e1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0ffff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30" style:family="table-cell" style:parent-style-name="Default" style:data-style-name="N1">
      <style:table-cell-properties fo:background-color="#f0ffff" fo:border="0.06pt solid #000000"/>
      <style:text-properties style:font-name="Liberation Serif"/>
    </style:style>
    <style:style style:name="ce31" style:family="table-cell" style:parent-style-name="Default" style:data-style-name="N1">
      <style:table-cell-properties fo:background-color="#ffe4e1" fo:border="0.06pt solid #000000"/>
      <style:text-properties style:font-name="Liberation Serif"/>
    </style:style>
    <style:style style:name="ce32" style:family="table-cell" style:parent-style-name="Default">
      <style:table-cell-properties fo:background-color="#ffe4e1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33" style:family="table-cell" style:parent-style-name="Default">
      <style:text-properties style:font-name="Liberation Serif"/>
    </style:style>
    <style:style style:name="ce34" style:family="table-cell" style:parent-style-name="Default">
      <style:table-cell-properties fo:background-color="#f0fff0" style:text-align-source="fix" style:repeat-content="false" fo:border="0.06pt solid #000000"/>
      <style:paragraph-properties fo:text-align="center" fo:margin-left="0mm"/>
      <style:text-properties fo:color="#000000" style:font-name="Liberation Serif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ackground-color="#f0fff0" style:text-align-source="fix" style:repeat-content="false" fo:border="0.06pt solid #000000"/>
      <style:paragraph-properties fo:text-align="center" fo:margin-left="0mm"/>
      <style:text-properties fo:color="#000000" style:font-name="Liberation Serif" fo:font-size="10pt" style:font-size-asian="10pt" style:font-size-complex="10pt"/>
    </style:style>
    <style:style style:name="ce36" style:family="table-cell" style:parent-style-name="Default">
      <style:table-cell-properties fo:background-color="#f0fff0" fo:border="0.06pt solid #000000"/>
      <style:text-properties fo:color="#000000" style:font-name="Liberation Serif" fo:font-size="10pt" style:font-size-asian="10pt" style:font-size-complex="10pt"/>
    </style:style>
    <style:style style:name="ce37" style:family="table-cell" style:parent-style-name="Default" style:data-style-name="N1">
      <style:table-cell-properties fo:background-color="#f0fff0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0fff0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39" style:family="table-cell" style:parent-style-name="Default" style:data-style-name="N1">
      <style:table-cell-properties fo:background-color="#f0fff0" fo:border="0.06pt solid #000000"/>
      <style:text-properties style:font-name="Liberation Serif"/>
    </style:style>
    <style:style style:name="ce40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0.28mm" svg:stroke-color="#000000" draw:marker-start-width="2.42mm" draw:marker-end-width="2.42mm" draw:fill="none" draw:textarea-horizontal-align="center" draw:textarea-vertical-align="middle" fo:padding-top="0.14mm" fo:padding-bottom="0.14mm" fo:padding-left="0.14mm" fo:padding-right="0.14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ain30_Ch0" table:style-name="ta1">
        <table:shapes>
          <draw:frame draw:z-index="0" draw:style-name="gr1" draw:text-style-name="P1" svg:width="159.99mm" svg:height="89.99mm" svg:x="65.65mm" svg:y="0.2mm">
            <draw:object draw:notify-on-update-of-ranges="Gain30_Ch0.B5:Gain30_Ch0.B13 Gain30_Ch0.A3:Gain30_Ch0.A3 Gain30_Ch0.C5:Gain30_Ch0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16 Oct 2019 – Channel 0</text:p>
          </table:table-cell>
          <table:covered-table-cell table:number-columns-repeated="3" table:style-name="ce3"/>
        </table:table-row>
        <table:table-row table:style-name="ro1">
          <table:table-cell table:style-name="ce1" office:value-type="string" calcext:value-type="string" table:number-columns-spanned="4" table:number-rows-spanned="1">
            <text:p>Gain = 30</text:p>
          </table:table-cell>
          <table:covered-table-cell/>
          <table:covered-table-cell table:number-columns-repeated="2" table:style-name="ce2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Out amp (ADU)</text:p>
          </table:table-cell>
          <table:table-cell table:style-name="ce1" office:value-type="string" calcext:value-type="string">
            <text:p>Error (AD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116.5" calcext:value-type="float">
            <text:p>20116.5</text:p>
          </table:table-cell>
          <table:table-cell office:value-type="float" office:value="751.978" calcext:value-type="float">
            <text:p>751.9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0243.2" calcext:value-type="float">
            <text:p>20243.2</text:p>
          </table:table-cell>
          <table:table-cell office:value-type="float" office:value="785.887" calcext:value-type="float">
            <text:p>785.8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1477.8" calcext:value-type="float">
            <text:p>21477.8</text:p>
          </table:table-cell>
          <table:table-cell office:value-type="float" office:value="764.459" calcext:value-type="float">
            <text:p>764.4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21493.8" calcext:value-type="float">
            <text:p>21493.8</text:p>
          </table:table-cell>
          <table:table-cell office:value-type="float" office:value="777.723" calcext:value-type="float">
            <text:p>777.7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8236.3" calcext:value-type="float">
            <text:p>28236.3</text:p>
          </table:table-cell>
          <table:table-cell office:value-type="float" office:value="781.929" calcext:value-type="float">
            <text:p>781.9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6323.6" calcext:value-type="float">
            <text:p>36323.6</text:p>
          </table:table-cell>
          <table:table-cell office:value-type="float" office:value="750.419" calcext:value-type="float">
            <text:p>750.4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47897.4" calcext:value-type="float">
            <text:p>47897.4</text:p>
          </table:table-cell>
          <table:table-cell office:value-type="float" office:value="348.037" calcext:value-type="float">
            <text:p>348.0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50894.8" calcext:value-type="float">
            <text:p>50894.8</text:p>
          </table:table-cell>
          <table:table-cell office:value-type="float" office:value="227.744" calcext:value-type="float">
            <text:p>227.7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52131" calcext:value-type="float">
            <text:p>52131</text:p>
          </table:table-cell>
          <table:table-cell office:value-type="float" office:value="164.575" calcext:value-type="float">
            <text:p>164.575</text:p>
          </table:table-cell>
        </table:table-row>
      </table:table>
      <table:table table:name="Gain_16 Oct 2019" table:style-name="ta1">
        <table:shapes>
          <draw:frame draw:z-index="0" draw:style-name="gr2" draw:text-style-name="P1" svg:width="159.99mm" svg:height="89.99mm" svg:x="83.16mm" svg:y="0mm">
            <draw:object draw:notify-on-update-of-ranges="'Gain_16 Oct 2019'.B3:'Gain_16 Oct 2019'.B15 'Gain_16 Oct 2019'.A1:'Gain_16 Oct 2019'.A1 'Gain_16 Oct 2019'.E3:'Gain_16 Oct 2019'.E15 'Gain_16 Oct 2019'.B18:'Gain_16 Oct 2019'.B24 'Gain_16 Oct 2019'.A16:'Gain_16 Oct 2019'.A16 'Gain_16 Oct 2019'.E18:'Gain_16 Oct 2019'.E24 'Gain_16 Oct 2019'.B28:'Gain_16 Oct 2019'.B34 'Gain_16 Oct 2019'.A26:'Gain_16 Oct 2019'.A26 'Gain_16 Oct 2019'.E28:'Gain_16 Oct 2019'.E34 'Gain_16 Oct 2019'.H28:'Gain_16 Oct 2019'.H34 'Gain_16 Oct 2019'.G26:'Gain_16 Oct 2019'.G26 'Gain_16 Oct 2019'.K28:'Gain_16 Oct 2019'.K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7"/>
        <table:table-column table:style-name="co6" table:default-cell-style-name="ce7"/>
        <table:table-column table:style-name="co3" table:default-cell-style-name="ce11"/>
        <table:table-column table:style-name="co4" table:default-cell-style-name="ce11"/>
        <table:table-column table:style-name="co7" table:default-cell-style-name="ce30"/>
        <table:table-column table:style-name="co1" table:number-columns-repeated="2" table:default-cell-style-name="ce33"/>
        <table:table-column table:style-name="co6" table:default-cell-style-name="ce33"/>
        <table:table-column table:style-name="co3" table:default-cell-style-name="ce33"/>
        <table:table-column table:style-name="co4" table:default-cell-style-name="ce33"/>
        <table:table-column table:style-name="co7" table:default-cell-style-name="ce33"/>
        <table:table-row table:style-name="ro1">
          <table:table-cell table:style-name="ce21" office:value-type="string" calcext:value-type="string" table:number-columns-spanned="5" table:number-rows-spanned="1">
            <text:p>Offset100_Ch0</text:p>
          </table:table-cell>
          <table:covered-table-cell/>
          <table:covered-table-cell table:number-columns-repeated="2" table:style-name="ce7"/>
          <table:covered-table-cell table:style-name="Default"/>
          <table:table-cell table:style-name="Default" table:number-columns-repeated="6"/>
        </table:table-row>
        <table:table-row table:style-name="ro1"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Gain</text:p>
          </table:table-cell>
          <table:table-cell table:style-name="ce6" office:value-type="string" calcext:value-type="string">
            <text:p>Out amp (ADU)</text:p>
          </table:table-cell>
          <table:table-cell table:style-name="ce6" office:value-type="string" calcext:value-type="string">
            <text:p>Error (ADU)</text:p>
          </table:table-cell>
          <table:table-cell table:style-name="ce29" office:value-type="string" calcext:value-type="string">
            <text:p>Abs gai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684.7" calcext:value-type="float">
            <text:p>12685</text:p>
          </table:table-cell>
          <table:table-cell office:value-type="float" office:value="89.7591" calcext:value-type="float">
            <text:p>90</text:p>
          </table:table-cell>
          <table:table-cell table:formula="of:=[.C3]/274.95" office:value-type="float" office:value="46.134569921804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439.9" calcext:value-type="float">
            <text:p>21440</text:p>
          </table:table-cell>
          <table:table-cell office:value-type="float" office:value="87.9424" calcext:value-type="float">
            <text:p>88</text:p>
          </table:table-cell>
          <table:table-cell table:formula="of:=[.C4]/274.95" office:value-type="float" office:value="77.9774504455356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9736" calcext:value-type="float">
            <text:p>29736</text:p>
          </table:table-cell>
          <table:table-cell office:value-type="float" office:value="105.71" calcext:value-type="float">
            <text:p>106</text:p>
          </table:table-cell>
          <table:table-cell table:formula="of:=[.C5]/274.95" office:value-type="float" office:value="108.150572831424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7575.5" calcext:value-type="float">
            <text:p>37576</text:p>
          </table:table-cell>
          <table:table-cell office:value-type="float" office:value="122.048" calcext:value-type="float">
            <text:p>122</text:p>
          </table:table-cell>
          <table:table-cell table:formula="of:=[.C6]/274.95" office:value-type="float" office:value="136.663029641753" calcext:value-type="float">
            <text:p>13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5026.2" calcext:value-type="float">
            <text:p>45026</text:p>
          </table:table-cell>
          <table:table-cell office:value-type="float" office:value="146.64" calcext:value-type="float">
            <text:p>147</text:p>
          </table:table-cell>
          <table:table-cell table:formula="of:=[.C7]/274.95" office:value-type="float" office:value="163.761411165666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2113.6" calcext:value-type="float">
            <text:p>52114</text:p>
          </table:table-cell>
          <table:table-cell office:value-type="float" office:value="163.689" calcext:value-type="float">
            <text:p>164</text:p>
          </table:table-cell>
          <table:table-cell table:formula="of:=[.C8]/274.95" office:value-type="float" office:value="189.538461538462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8858.6" calcext:value-type="float">
            <text:p>58859</text:p>
          </table:table-cell>
          <table:table-cell office:value-type="float" office:value="190.041" calcext:value-type="float">
            <text:p>190</text:p>
          </table:table-cell>
          <table:table-cell table:formula="of:=[.C9]/274.95" office:value-type="float" office:value="214.070194580833" calcext:value-type="float">
            <text:p>21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65248.2" calcext:value-type="float">
            <text:p>65248</text:p>
          </table:table-cell>
          <table:table-cell office:value-type="float" office:value="200.2" calcext:value-type="float">
            <text:p>200</text:p>
          </table:table-cell>
          <table:table-cell table:formula="of:=[.C10]/274.95" office:value-type="float" office:value="237.309328968903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71345.2" calcext:value-type="float">
            <text:p>71345</text:p>
          </table:table-cell>
          <table:table-cell office:value-type="float" office:value="220.429" calcext:value-type="float">
            <text:p>220</text:p>
          </table:table-cell>
          <table:table-cell table:formula="of:=[.C11]/274.95" office:value-type="float" office:value="259.48426986724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7158.4" calcext:value-type="float">
            <text:p>77158</text:p>
          </table:table-cell>
          <table:table-cell office:value-type="float" office:value="237.875" calcext:value-type="float">
            <text:p>238</text:p>
          </table:table-cell>
          <table:table-cell table:formula="of:=[.C12]/274.95" office:value-type="float" office:value="280.627023095108" calcext:value-type="float">
            <text:p>28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2574.9" calcext:value-type="float">
            <text:p>82575</text:p>
          </table:table-cell>
          <table:table-cell office:value-type="float" office:value="244.702" calcext:value-type="float">
            <text:p>245</text:p>
          </table:table-cell>
          <table:table-cell table:formula="of:=[.C13]/274.95" office:value-type="float" office:value="300.326968539734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87444.2" calcext:value-type="float">
            <text:p>87444</text:p>
          </table:table-cell>
          <table:table-cell office:value-type="float" office:value="264.201" calcext:value-type="float">
            <text:p>264</text:p>
          </table:table-cell>
          <table:table-cell table:formula="of:=[.C14]/274.95" office:value-type="float" office:value="318.036733951628" calcext:value-type="float">
            <text:p>31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90607.7" calcext:value-type="float">
            <text:p>90608</text:p>
          </table:table-cell>
          <table:table-cell office:value-type="float" office:value="291.509" calcext:value-type="float">
            <text:p>292</text:p>
          </table:table-cell>
          <table:table-cell table:formula="of:=[.C15]/274.95" office:value-type="float" office:value="329.542462265867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 table:number-columns-spanned="5" table:number-rows-spanned="1">
            <text:p>Offset120_Ch0</text:p>
          </table:table-cell>
          <table:covered-table-cell/>
          <table:covered-table-cell table:number-columns-repeated="2" table:style-name="ce7"/>
          <table:covered-table-cell table:formula="of:=[.C16]/274.95" office:value-type="float" office:value="0" calcext:value-type="float">
            <text:p>0</text:p>
          </table:covered-table-cell>
          <table:table-cell table:number-columns-repeated="6"/>
        </table:table-row>
        <table:table-row table:style-name="ro1"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Gain</text:p>
          </table:table-cell>
          <table:table-cell table:style-name="ce6" office:value-type="string" calcext:value-type="string">
            <text:p>Out amp (ADU)</text:p>
          </table:table-cell>
          <table:table-cell table:style-name="ce6" office:value-type="string" calcext:value-type="string">
            <text:p>Error (ADU)</text:p>
          </table:table-cell>
          <table:table-cell table:style-name="ce29" office:value-type="string" calcext:value-type="string">
            <text:p>Abs gai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802.7" calcext:value-type="float">
            <text:p>12803</text:p>
          </table:table-cell>
          <table:table-cell office:value-type="float" office:value="42.6365" calcext:value-type="float">
            <text:p>43</text:p>
          </table:table-cell>
          <table:table-cell table:formula="of:=[.C18]/274.95" office:value-type="float" office:value="46.5637388616112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9781.7" calcext:value-type="float">
            <text:p>29782</text:p>
          </table:table-cell>
          <table:table-cell office:value-type="float" office:value="96.9489" calcext:value-type="float">
            <text:p>97</text:p>
          </table:table-cell>
          <table:table-cell table:formula="of:=[.C19]/274.95" office:value-type="float" office:value="108.316784869976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4961.3" calcext:value-type="float">
            <text:p>44961</text:p>
          </table:table-cell>
          <table:table-cell office:value-type="float" office:value="143.101" calcext:value-type="float">
            <text:p>143</text:p>
          </table:table-cell>
          <table:table-cell table:formula="of:=[.C20]/274.95" office:value-type="float" office:value="163.525368248773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58335.4" calcext:value-type="float">
            <text:p>58335</text:p>
          </table:table-cell>
          <table:table-cell office:value-type="float" office:value="191.394" calcext:value-type="float">
            <text:p>191</text:p>
          </table:table-cell>
          <table:table-cell table:formula="of:=[.C21]/274.95" office:value-type="float" office:value="212.167303146027" calcext:value-type="float">
            <text:p>21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71241.1" calcext:value-type="float">
            <text:p>71241</text:p>
          </table:table-cell>
          <table:table-cell office:value-type="float" office:value="232.002" calcext:value-type="float">
            <text:p>232</text:p>
          </table:table-cell>
          <table:table-cell table:formula="of:=[.C22]/274.95" office:value-type="float" office:value="259.105655573741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83091.9" calcext:value-type="float">
            <text:p>83092</text:p>
          </table:table-cell>
          <table:table-cell office:value-type="float" office:value="277.523" calcext:value-type="float">
            <text:p>278</text:p>
          </table:table-cell>
          <table:table-cell table:formula="of:=[.C23]/274.95" office:value-type="float" office:value="302.207310420076" calcext:value-type="float">
            <text:p>30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91824" calcext:value-type="float">
            <text:p>91824</text:p>
          </table:table-cell>
          <table:table-cell office:value-type="float" office:value="301.131" calcext:value-type="float">
            <text:p>301</text:p>
          </table:table-cell>
          <table:table-cell table:formula="of:=[.C24]/274.95" office:value-type="float" office:value="333.966175668303" calcext:value-type="float">
            <text:p>334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24" office:value-type="string" calcext:value-type="string" table:number-columns-spanned="5" table:number-rows-spanned="1">
            <text:p>Offset100_Ch1</text:p>
          </table:table-cell>
          <table:covered-table-cell table:number-columns-repeated="3" table:style-name="ce10"/>
          <table:covered-table-cell table:style-name="ce31" table:formula="of:=[.C26]/274.95" office:value-type="float" office:value="0" calcext:value-type="float">
            <text:p>0</text:p>
          </table:covered-table-cell>
          <table:table-cell/>
          <table:table-cell table:style-name="ce34" office:value-type="string" calcext:value-type="string" table:number-columns-spanned="5" table:number-rows-spanned="1">
            <text:p>Offset100_Ch2</text:p>
          </table:table-cell>
          <table:covered-table-cell table:number-columns-repeated="3" table:style-name="ce36"/>
          <table:covered-table-cell/>
        </table:table-row>
        <table:table-row table:style-name="ro1"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Gain</text:p>
          </table:table-cell>
          <table:table-cell table:style-name="ce9" office:value-type="string" calcext:value-type="string">
            <text:p>Out amp (ADU)</text:p>
          </table:table-cell>
          <table:table-cell table:style-name="ce9" office:value-type="string" calcext:value-type="string">
            <text:p>Error (ADU)</text:p>
          </table:table-cell>
          <table:table-cell table:style-name="ce32" office:value-type="string" calcext:value-type="string">
            <text:p>Abs gain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5" office:value-type="string" calcext:value-type="string">
            <text:p>Gain</text:p>
          </table:table-cell>
          <table:table-cell table:style-name="ce35" office:value-type="string" calcext:value-type="string">
            <text:p>Out amp (ADU)</text:p>
          </table:table-cell>
          <table:table-cell table:style-name="ce35" office:value-type="string" calcext:value-type="string">
            <text:p>Error (ADU)</text:p>
          </table:table-cell>
          <table:table-cell table:style-name="ce38" office:value-type="string" calcext:value-type="string">
            <text:p>Abs gain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float" office:value="11920.5" calcext:value-type="float">
            <text:p>11921</text:p>
          </table:table-cell>
          <table:table-cell table:style-name="ce12" office:value-type="float" office:value="431.538" calcext:value-type="float">
            <text:p>432</text:p>
          </table:table-cell>
          <table:table-cell table:style-name="ce31" table:formula="of:=[.C28]/274.95" office:value-type="float" office:value="43.3551554828151" calcext:value-type="float">
            <text:p>43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7" office:value-type="float" office:value="11165.3" calcext:value-type="float">
            <text:p>11165</text:p>
          </table:table-cell>
          <table:table-cell table:style-name="ce37" office:value-type="float" office:value="794.82" calcext:value-type="float">
            <text:p>795</text:p>
          </table:table-cell>
          <table:table-cell table:style-name="ce39" table:formula="of:=[.I28]/274.95" office:value-type="float" office:value="40.6084742680487" calcext:value-type="float">
            <text:p>41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 office:value-type="float" office:value="15" calcext:value-type="float">
            <text:p>15</text:p>
          </table:table-cell>
          <table:table-cell table:style-name="ce12" office:value-type="float" office:value="28928.2" calcext:value-type="float">
            <text:p>28928</text:p>
          </table:table-cell>
          <table:table-cell table:style-name="ce12" office:value-type="float" office:value="285.068" calcext:value-type="float">
            <text:p>285</text:p>
          </table:table-cell>
          <table:table-cell table:style-name="ce31" table:formula="of:=[.C29]/274.95" office:value-type="float" office:value="105.212584106201" calcext:value-type="float">
            <text:p>105</text:p>
          </table:table-cell>
          <table:table-cell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5" calcext:value-type="float">
            <text:p>15</text:p>
          </table:table-cell>
          <table:table-cell table:style-name="ce37" office:value-type="float" office:value="27988.4" calcext:value-type="float">
            <text:p>27988</text:p>
          </table:table-cell>
          <table:table-cell table:style-name="ce37" office:value-type="float" office:value="372.06" calcext:value-type="float">
            <text:p>372</text:p>
          </table:table-cell>
          <table:table-cell table:style-name="ce39" table:formula="of:=[.I29]/274.95" office:value-type="float" office:value="101.79450809238" calcext:value-type="float">
            <text:p>102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float" office:value="25" calcext:value-type="float">
            <text:p>25</text:p>
          </table:table-cell>
          <table:table-cell table:style-name="ce12" office:value-type="float" office:value="44133.1" calcext:value-type="float">
            <text:p>44133</text:p>
          </table:table-cell>
          <table:table-cell table:style-name="ce12" office:value-type="float" office:value="231.492" calcext:value-type="float">
            <text:p>231</text:p>
          </table:table-cell>
          <table:table-cell table:style-name="ce31" table:formula="of:=[.C30]/274.95" office:value-type="float" office:value="160.513184215312" calcext:value-type="float">
            <text:p>161</text:p>
          </table:table-cell>
          <table:table-cell/>
          <table:table-cell table:style-name="ce36" office:value-type="float" office:value="3" calcext:value-type="float">
            <text:p>3</text:p>
          </table:table-cell>
          <table:table-cell table:style-name="ce36" office:value-type="float" office:value="25" calcext:value-type="float">
            <text:p>25</text:p>
          </table:table-cell>
          <table:table-cell table:style-name="ce37" office:value-type="float" office:value="43005.5" calcext:value-type="float">
            <text:p>43006</text:p>
          </table:table-cell>
          <table:table-cell table:style-name="ce37" office:value-type="float" office:value="286.034" calcext:value-type="float">
            <text:p>286</text:p>
          </table:table-cell>
          <table:table-cell table:style-name="ce39" table:formula="of:=[.I30]/274.95" office:value-type="float" office:value="156.412074922713" calcext:value-type="float">
            <text:p>156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35" calcext:value-type="float">
            <text:p>35</text:p>
          </table:table-cell>
          <table:table-cell table:style-name="ce12" office:value-type="float" office:value="57874.5" calcext:value-type="float">
            <text:p>57875</text:p>
          </table:table-cell>
          <table:table-cell table:style-name="ce12" office:value-type="float" office:value="241.4" calcext:value-type="float">
            <text:p>241</text:p>
          </table:table-cell>
          <table:table-cell table:style-name="ce31" table:formula="of:=[.C31]/274.95" office:value-type="float" office:value="210.490998363339" calcext:value-type="float">
            <text:p>210</text:p>
          </table:table-cell>
          <table:table-cell/>
          <table:table-cell table:style-name="ce36" office:value-type="float" office:value="4" calcext:value-type="float">
            <text:p>4</text:p>
          </table:table-cell>
          <table:table-cell table:style-name="ce36" office:value-type="float" office:value="35" calcext:value-type="float">
            <text:p>35</text:p>
          </table:table-cell>
          <table:table-cell table:style-name="ce37" office:value-type="float" office:value="56535.8" calcext:value-type="float">
            <text:p>56536</text:p>
          </table:table-cell>
          <table:table-cell table:style-name="ce37" office:value-type="float" office:value="263.467" calcext:value-type="float">
            <text:p>263</text:p>
          </table:table-cell>
          <table:table-cell table:style-name="ce39" table:formula="of:=[.I31]/274.95" office:value-type="float" office:value="205.622113111475" calcext:value-type="float">
            <text:p>206</text:p>
          </table:table-cell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0" office:value-type="float" office:value="45" calcext:value-type="float">
            <text:p>45</text:p>
          </table:table-cell>
          <table:table-cell table:style-name="ce12" office:value-type="float" office:value="70347.5" calcext:value-type="float">
            <text:p>70348</text:p>
          </table:table-cell>
          <table:table-cell table:style-name="ce12" office:value-type="float" office:value="254.916" calcext:value-type="float">
            <text:p>255</text:p>
          </table:table-cell>
          <table:table-cell table:style-name="ce31" table:formula="of:=[.C32]/274.95" office:value-type="float" office:value="255.855610110929" calcext:value-type="float">
            <text:p>256</text:p>
          </table:table-cell>
          <table:table-cell/>
          <table:table-cell table:style-name="ce36" office:value-type="float" office:value="5" calcext:value-type="float">
            <text:p>5</text:p>
          </table:table-cell>
          <table:table-cell table:style-name="ce36" office:value-type="float" office:value="45" calcext:value-type="float">
            <text:p>45</text:p>
          </table:table-cell>
          <table:table-cell table:style-name="ce37" office:value-type="float" office:value="68898" calcext:value-type="float">
            <text:p>68898</text:p>
          </table:table-cell>
          <table:table-cell table:style-name="ce37" office:value-type="float" office:value="271.642" calcext:value-type="float">
            <text:p>272</text:p>
          </table:table-cell>
          <table:table-cell table:style-name="ce39" table:formula="of:=[.I32]/274.95" office:value-type="float" office:value="250.583742498636" calcext:value-type="float">
            <text:p>251</text:p>
          </table:table-cell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0" office:value-type="float" office:value="55" calcext:value-type="float">
            <text:p>55</text:p>
          </table:table-cell>
          <table:table-cell table:style-name="ce12" office:value-type="float" office:value="81662.2" calcext:value-type="float">
            <text:p>81662</text:p>
          </table:table-cell>
          <table:table-cell table:style-name="ce12" office:value-type="float" office:value="282.032" calcext:value-type="float">
            <text:p>282</text:p>
          </table:table-cell>
          <table:table-cell table:style-name="ce31" table:formula="of:=[.C33]/274.95" office:value-type="float" office:value="297.007455901073" calcext:value-type="float">
            <text:p>297</text:p>
          </table:table-cell>
          <table:table-cell/>
          <table:table-cell table:style-name="ce36" office:value-type="float" office:value="6" calcext:value-type="float">
            <text:p>6</text:p>
          </table:table-cell>
          <table:table-cell table:style-name="ce36" office:value-type="float" office:value="55" calcext:value-type="float">
            <text:p>55</text:p>
          </table:table-cell>
          <table:table-cell table:style-name="ce37" office:value-type="float" office:value="80057.4" calcext:value-type="float">
            <text:p>80057</text:p>
          </table:table-cell>
          <table:table-cell table:style-name="ce37" office:value-type="float" office:value="290.264" calcext:value-type="float">
            <text:p>290</text:p>
          </table:table-cell>
          <table:table-cell table:style-name="ce39" table:formula="of:=[.I33]/274.95" office:value-type="float" office:value="291.170758319694" calcext:value-type="float">
            <text:p>291</text:p>
          </table:table-cell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0" office:value-type="float" office:value="63" calcext:value-type="float">
            <text:p>63</text:p>
          </table:table-cell>
          <table:table-cell table:style-name="ce12" office:value-type="float" office:value="89910.1" calcext:value-type="float">
            <text:p>89910</text:p>
          </table:table-cell>
          <table:table-cell table:style-name="ce12" office:value-type="float" office:value="266.881" calcext:value-type="float">
            <text:p>267</text:p>
          </table:table-cell>
          <table:table-cell table:style-name="ce31" table:formula="of:=[.C34]/274.95" office:value-type="float" office:value="327.005273686125" calcext:value-type="float">
            <text:p>327</text:p>
          </table:table-cell>
          <table:table-cell/>
          <table:table-cell table:style-name="ce36" office:value-type="float" office:value="7" calcext:value-type="float">
            <text:p>7</text:p>
          </table:table-cell>
          <table:table-cell table:style-name="ce36" office:value-type="float" office:value="63" calcext:value-type="float">
            <text:p>63</text:p>
          </table:table-cell>
          <table:table-cell table:style-name="ce37" office:value-type="float" office:value="88357" calcext:value-type="float">
            <text:p>88357</text:p>
          </table:table-cell>
          <table:table-cell table:style-name="ce37" office:value-type="float" office:value="302.342" calcext:value-type="float">
            <text:p>302</text:p>
          </table:table-cell>
          <table:table-cell table:style-name="ce39" table:formula="of:=[.I34]/274.95" office:value-type="float" office:value="321.356610292781" calcext:value-type="float">
            <text:p>321</text:p>
          </table:table-cell>
        </table:table-row>
        <table:table-row table:style-name="ro1" table:number-rows-repeated="4">
          <table:table-cell table:style-name="Default" table:number-columns-repeated="10"/>
          <table:table-cell table:style-name="ce40"/>
        </table:table-row>
        <table:table-row table:style-name="ro1">
          <table:table-cell table:style-name="Default" table:number-columns-repeated="10"/>
          <table:table-cell table:style-name="ce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00:42:29.470660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3:58:15.249096716</meta:creation-date>
    <dc:date>2019-10-22T16:57:03.804630657</dc:date>
    <meta:editing-duration>PT5H51M17S</meta:editing-duration>
    <meta:editing-cycles>7</meta:editing-cycles>
    <meta:generator>LibreOffice/6.1.4.2$MacOSX_X86_64 LibreOffice_project/9d0f32d1f0b509096fd65e0d4bec26ddd1938fd3</meta:generator>
    <meta:document-statistic meta:table-count="2" meta:cell-count="2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4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96cm" svg:y="0.315cm" chart:style-name="ch2">
          <text:p>Offset study</text:p>
        </chart:title>
        <chart:legend chart:legend-position="end" svg:x="13.088cm" svg:y="4.201cm" style:legend-expansion="high" chart:style-name="ch3"/>
        <chart:plot-area chart:style-name="ch4" table:cell-range-address="Gain30_Ch0.B5:Gain30_Ch0.C13 Gain30_Ch0.A3:Gain30_Ch0.A3" chart:data-source-has-labels="row" svg:x="1.299cm" svg:y="1.288cm" svg:width="11.469cm" svg:height="6.583cm">
          <chartooo:coordinate-region svg:x="2.542cm" svg:y="1.487cm" svg:width="9.927cm" svg:height="5.737cm"/>
          <chart:axis chart:dimension="x" chart:name="primary-x" chart:style-name="ch5">
            <chart:title svg:x="6.599cm" svg:y="8.051cm" chart:style-name="ch6">
              <text:p>offset</text:p>
            </chart:title>
          </chart:axis>
          <chart:axis chart:dimension="y" chart:name="primary-y" chart:style-name="ch5">
            <chart:title svg:x="0.451cm" svg:y="6.293cm" chart:style-name="ch7">
              <text:p>output amplitude (ADU)</text:p>
            </chart:title>
            <chart:grid chart:style-name="ch8" chart:class="major"/>
          </chart:axis>
          <chart:series chart:style-name="ch9" chart:values-cell-range-address="Gain30_Ch0.C5:Gain30_Ch0.C13" chart:label-cell-address="Gain30_Ch0.A3:Gain30_Ch0.A3" chart:class="chart:scatter">
            <chart:domain table:cell-range-address="Gain30_Ch0.B5:Gain30_Ch0.B13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ain = 30</text:p>
                <draw:g>
                  <svg:desc>Gain30_Ch0.A3:Gain30_Ch0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Gain30_Ch0.B5:Gain30_Ch0.B13</svg:desc>
                </draw:g>
              </table:table-cell>
              <table:table-cell office:value-type="float" office:value="20116.5">
                <text:p>20116.5</text:p>
                <draw:g>
                  <svg:desc>Gain30_Ch0.C5:Gain30_Ch0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20243.2">
                <text:p>2024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21477.8">
                <text:p>2147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21493.8">
                <text:p>21493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8236.3">
                <text:p>2823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36323.6">
                <text:p>36323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47897.4">
                <text:p>4789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">
                <text:p>95</text:p>
              </table:table-cell>
              <table:table-cell office:value-type="float" office:value="50894.8">
                <text:p>5089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52131">
                <text:p>52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amed-symbol" chart:symbol-name="arrow-right" chart:symbol-width="0.15cm" chart:symbol-height="0.15cm" chart:link-data-style-to-source="true" chart:error-upper-range="'Gain_16 Oct 2019'.D3:'Gain_16 Oct 2019'.D15" chart:error-lower-range="'Gain_16 Oct 2019'.D3:'Gain_16 Oct 2019'.D15"/>
      <style:graphic-properties draw:stroke="dash" draw:stroke-dash="Fine_20_Dashed" svg:stroke-width="0.03cm" svg:stroke-color="#00bfff" draw:fill-color="#00bfff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square" chart:symbol-width="0.2cm" chart:symbol-height="0.2cm" chart:link-data-style-to-source="true"/>
      <style:graphic-properties draw:stroke-dash="Fine_20_Dashed" svg:stroke-width="0.02cm" svg:stroke-color="#0000ff" svg:stroke-opacity="75%" draw:fill-color="#0000ff" draw:opacity="7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cm" chart:symbol-height="0.2cm" chart:link-data-style-to-source="true"/>
      <style:graphic-properties draw:stroke="dash" draw:stroke-dash="Fine_20_Dashed" svg:stroke-width="0.03cm" svg:stroke-color="#ff0000" draw:fill-color="#ff000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cm" chart:symbol-height="0.2cm" chart:link-data-style-to-source="true"/>
      <style:graphic-properties draw:stroke="dash" draw:stroke-dash="Fine_20_Dashed" svg:stroke-width="0.03cm" svg:stroke-color="#3cb371" draw:fill-color="#3cb37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88cm" svg:y="0cm" chart:style-name="ch2">
          <text:p>Gain Study</text:p>
        </chart:title>
        <chart:legend chart:legend-position="end" svg:x="11.983cm" svg:y="3.612cm" style:legend-expansion="high" chart:style-name="ch3"/>
        <chart:plot-area chart:style-name="ch4" table:cell-range-address="'Gain_16 Oct 2019'.B3:'Gain_16 Oct 2019'.B15 'Gain_16 Oct 2019'.A1:'Gain_16 Oct 2019'.A1 'Gain_16 Oct 2019'.E3:'Gain_16 Oct 2019'.E15 'Gain_16 Oct 2019'.A16:'Gain_16 Oct 2019'.A16 'Gain_16 Oct 2019'.E18:'Gain_16 Oct 2019'.E24 'Gain_16 Oct 2019'.A26:'Gain_16 Oct 2019'.A26 'Gain_16 Oct 2019'.E28:'Gain_16 Oct 2019'.E34 'Gain_16 Oct 2019'.G26:'Gain_16 Oct 2019'.G26 'Gain_16 Oct 2019'.K28:'Gain_16 Oct 2019'.K34" chart:data-source-has-labels="row" svg:x="1.318cm" svg:y="0.855cm" svg:width="10.683cm" svg:height="7.4cm">
          <chartooo:coordinate-region svg:x="2.164cm" svg:y="1.054cm" svg:width="9.637cm" svg:height="6.554cm"/>
          <chart:axis chart:dimension="x" chart:name="primary-x" chart:style-name="ch5">
            <chart:title svg:x="6.294cm" svg:y="8.435cm" chart:style-name="ch6">
              <text:p>gain</text:p>
            </chart:title>
            <chart:grid chart:style-name="ch7" chart:class="major"/>
          </chart:axis>
          <chart:axis chart:dimension="y" chart:name="primary-y" chart:style-name="ch8">
            <chart:title svg:x="0.47cm" svg:y="6.081cm" chart:style-name="ch9">
              <text:p>CROC absolute gain</text:p>
            </chart:title>
            <chart:grid chart:style-name="ch7" chart:class="major"/>
          </chart:axis>
          <chart:series chart:style-name="ch10" chart:values-cell-range-address="'Gain_16 Oct 2019'.E3:'Gain_16 Oct 2019'.E15" chart:label-cell-address="'Gain_16 Oct 2019'.A1:'Gain_16 Oct 2019'.A1" chart:class="chart:scatter">
            <chart:domain table:cell-range-address="'Gain_16 Oct 2019'.B3:'Gain_16 Oct 2019'.B15"/>
            <chart:data-point chart:repeated="13"/>
          </chart:series>
          <chart:series chart:style-name="ch11" chart:values-cell-range-address="'Gain_16 Oct 2019'.E18:'Gain_16 Oct 2019'.E24" chart:label-cell-address="'Gain_16 Oct 2019'.A16:'Gain_16 Oct 2019'.A16" chart:class="chart:scatter">
            <chart:domain table:cell-range-address="'Gain_16 Oct 2019'.B18:'Gain_16 Oct 2019'.B24"/>
            <chart:data-point chart:repeated="7"/>
          </chart:series>
          <chart:series chart:style-name="ch12" chart:values-cell-range-address="'Gain_16 Oct 2019'.E28:'Gain_16 Oct 2019'.E34" chart:label-cell-address="'Gain_16 Oct 2019'.A26:'Gain_16 Oct 2019'.A26" chart:class="chart:scatter">
            <chart:domain table:cell-range-address="'Gain_16 Oct 2019'.B28:'Gain_16 Oct 2019'.B34"/>
            <chart:data-point chart:repeated="7"/>
          </chart:series>
          <chart:series chart:style-name="ch13" chart:values-cell-range-address="'Gain_16 Oct 2019'.K28:'Gain_16 Oct 2019'.K34" chart:label-cell-address="'Gain_16 Oct 2019'.G26:'Gain_16 Oct 2019'.G26" chart:class="chart:scatter">
            <chart:domain table:cell-range-address="'Gain_16 Oct 2019'.H28:'Gain_16 Oct 2019'.H34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ffset100_Ch0</text:p>
                <draw:g>
                  <svg:desc>'Gain_16 Oct 2019'.A1:'Gain_16 Oct 2019'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Offset120_Ch0</text:p>
                <draw:g>
                  <svg:desc>'Gain_16 Oct 2019'.A16:'Gain_16 Oct 2019'.A1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Offset100_Ch1</text:p>
                <draw:g>
                  <svg:desc>'Gain_16 Oct 2019'.A26:'Gain_16 Oct 2019'.A26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Offset100_Ch2</text:p>
                <draw:g>
                  <svg:desc>'Gain_16 Oct 2019'.G26:'Gain_16 Oct 2019'.G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Gain_16 Oct 2019'.B3:'Gain_16 Oct 2019'.B15</svg:desc>
                </draw:g>
              </table:table-cell>
              <table:table-cell office:value-type="float" office:value="46.134569921804">
                <text:p>46.134569921804</text:p>
                <draw:g>
                  <svg:desc>'Gain_16 Oct 2019'.E3:'Gain_16 Oct 2019'.E15</svg:desc>
                </draw:g>
              </table:table-cell>
              <table:table-cell office:value-type="float" office:value="5">
                <text:p>5</text:p>
                <draw:g>
                  <svg:desc>'Gain_16 Oct 2019'.B18:'Gain_16 Oct 2019'.B24</svg:desc>
                </draw:g>
              </table:table-cell>
              <table:table-cell office:value-type="float" office:value="46.5637388616112">
                <text:p>46.5637388616112</text:p>
                <draw:g>
                  <svg:desc>'Gain_16 Oct 2019'.E18:'Gain_16 Oct 2019'.E24</svg:desc>
                </draw:g>
              </table:table-cell>
              <table:table-cell office:value-type="float" office:value="5">
                <text:p>5</text:p>
                <draw:g>
                  <svg:desc>'Gain_16 Oct 2019'.B28:'Gain_16 Oct 2019'.B34</svg:desc>
                </draw:g>
              </table:table-cell>
              <table:table-cell office:value-type="float" office:value="43.3551554828151">
                <text:p>43.3551554828151</text:p>
                <draw:g>
                  <svg:desc>'Gain_16 Oct 2019'.E28:'Gain_16 Oct 2019'.E34</svg:desc>
                </draw:g>
              </table:table-cell>
              <table:table-cell office:value-type="float" office:value="5">
                <text:p>5</text:p>
                <draw:g>
                  <svg:desc>'Gain_16 Oct 2019'.H28:'Gain_16 Oct 2019'.H34</svg:desc>
                </draw:g>
              </table:table-cell>
              <table:table-cell office:value-type="float" office:value="40.6084742680487">
                <text:p>40.6084742680487</text:p>
                <draw:g>
                  <svg:desc>'Gain_16 Oct 2019'.K28:'Gain_16 Oct 2019'.K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7.9774504455356">
                <text:p>77.9774504455356</text:p>
              </table:table-cell>
              <table:table-cell office:value-type="float" office:value="15">
                <text:p>15</text:p>
              </table:table-cell>
              <table:table-cell office:value-type="float" office:value="108.316784869976">
                <text:p>108.316784869976</text:p>
              </table:table-cell>
              <table:table-cell office:value-type="float" office:value="15">
                <text:p>15</text:p>
              </table:table-cell>
              <table:table-cell office:value-type="float" office:value="105.212584106201">
                <text:p>105.212584106201</text:p>
              </table:table-cell>
              <table:table-cell office:value-type="float" office:value="15">
                <text:p>15</text:p>
              </table:table-cell>
              <table:table-cell office:value-type="float" office:value="101.79450809238">
                <text:p>101.79450809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8.150572831424">
                <text:p>108.150572831424</text:p>
              </table:table-cell>
              <table:table-cell office:value-type="float" office:value="25">
                <text:p>25</text:p>
              </table:table-cell>
              <table:table-cell office:value-type="float" office:value="163.525368248773">
                <text:p>163.525368248773</text:p>
              </table:table-cell>
              <table:table-cell office:value-type="float" office:value="25">
                <text:p>25</text:p>
              </table:table-cell>
              <table:table-cell office:value-type="float" office:value="160.513184215312">
                <text:p>160.513184215312</text:p>
              </table:table-cell>
              <table:table-cell office:value-type="float" office:value="25">
                <text:p>25</text:p>
              </table:table-cell>
              <table:table-cell office:value-type="float" office:value="156.412074922713">
                <text:p>156.412074922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36.663029641753">
                <text:p>136.663029641753</text:p>
              </table:table-cell>
              <table:table-cell office:value-type="float" office:value="35">
                <text:p>35</text:p>
              </table:table-cell>
              <table:table-cell office:value-type="float" office:value="212.167303146027">
                <text:p>212.167303146027</text:p>
              </table:table-cell>
              <table:table-cell office:value-type="float" office:value="35">
                <text:p>35</text:p>
              </table:table-cell>
              <table:table-cell office:value-type="float" office:value="210.490998363339">
                <text:p>210.490998363339</text:p>
              </table:table-cell>
              <table:table-cell office:value-type="float" office:value="35">
                <text:p>35</text:p>
              </table:table-cell>
              <table:table-cell office:value-type="float" office:value="205.622113111475">
                <text:p>205.622113111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63.761411165666">
                <text:p>163.761411165666</text:p>
              </table:table-cell>
              <table:table-cell office:value-type="float" office:value="45">
                <text:p>45</text:p>
              </table:table-cell>
              <table:table-cell office:value-type="float" office:value="259.105655573741">
                <text:p>259.105655573741</text:p>
              </table:table-cell>
              <table:table-cell office:value-type="float" office:value="45">
                <text:p>45</text:p>
              </table:table-cell>
              <table:table-cell office:value-type="float" office:value="255.855610110929">
                <text:p>255.855610110929</text:p>
              </table:table-cell>
              <table:table-cell office:value-type="float" office:value="45">
                <text:p>45</text:p>
              </table:table-cell>
              <table:table-cell office:value-type="float" office:value="250.583742498636">
                <text:p>250.583742498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89.538461538462">
                <text:p>189.538461538462</text:p>
              </table:table-cell>
              <table:table-cell office:value-type="float" office:value="55">
                <text:p>55</text:p>
              </table:table-cell>
              <table:table-cell office:value-type="float" office:value="302.207310420076">
                <text:p>302.207310420076</text:p>
              </table:table-cell>
              <table:table-cell office:value-type="float" office:value="55">
                <text:p>55</text:p>
              </table:table-cell>
              <table:table-cell office:value-type="float" office:value="297.007455901073">
                <text:p>297.007455901073</text:p>
              </table:table-cell>
              <table:table-cell office:value-type="float" office:value="55">
                <text:p>55</text:p>
              </table:table-cell>
              <table:table-cell office:value-type="float" office:value="291.170758319694">
                <text:p>291.1707583196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14.070194580833">
                <text:p>214.070194580833</text:p>
              </table:table-cell>
              <table:table-cell office:value-type="float" office:value="63">
                <text:p>63</text:p>
              </table:table-cell>
              <table:table-cell office:value-type="float" office:value="333.966175668303">
                <text:p>333.966175668303</text:p>
              </table:table-cell>
              <table:table-cell office:value-type="float" office:value="63">
                <text:p>63</text:p>
              </table:table-cell>
              <table:table-cell office:value-type="float" office:value="327.005273686125">
                <text:p>327.005273686125</text:p>
              </table:table-cell>
              <table:table-cell office:value-type="float" office:value="63">
                <text:p>63</text:p>
              </table:table-cell>
              <table:table-cell office:value-type="float" office:value="321.356610292781">
                <text:p>321.3566102927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37.309328968903">
                <text:p>237.309328968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59.484269867249">
                <text:p>259.484269867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80.627023095108">
                <text:p>280.627023095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300.326968539734">
                <text:p>300.326968539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318.036733951628">
                <text:p>318.03673395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329.542462265867">
                <text:p>329.542462265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